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075" officeooo:paragraph-rsid="001b8075"/>
    </style:style>
    <style:style style:name="T1" style:family="text">
      <style:text-properties officeooo:rsid="001b8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.<text:span text:style-name="T1">pyc</text:span></text:p>
      <text:p text:style-name="Standard">*<text:span text:style-name="T1">~</text:span></text:p>
      <text:p text:style-name="Standard">__<text:span text:style-name="T1">pycache__</text:span></text:p>
      <text:p text:style-name="P1">myenv</text:p>
      <text:p text:style-name="P1">db.sqlite3</text:p>
      <text:p text:style-name="P1">/static</text:p>
      <text:p text:style-name="P1">.DS_Sto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2:31:56.633500411</meta:creation-date>
    <dc:date>2018-11-25T22:33:48.554702656</dc:date>
    <meta:editing-duration>PT1M52S</meta:editing-duration>
    <meta:editing-cycles>1</meta:editing-cycles>
    <meta:document-statistic meta:table-count="0" meta:image-count="0" meta:object-count="0" meta:page-count="1" meta:paragraph-count="7" meta:word-count="7" meta:character-count="49" meta:non-whitespace-character-count="49"/>
    <meta:generator>LibreOffice/6.0.6.2$Linux_X86_64 LibreOffice_project/00m0$Build-2</meta:generator>
  </office:meta>
</office:document-meta>
</file>